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2A00000278169EE3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312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13cm" svg:height="14.6cm" svg:x="4.3cm" svg:y="0.2cm">
          <draw:image xlink:href="Pictures/100000000000032A00000278169EE3F6.png" xlink:type="simple" xlink:show="embed" xlink:actuate="onLoad">
            <text:p/>
          </draw:image>
        </draw:frame>
        <draw:frame draw:style-name="gr2" draw:layer="layout" svg:width="3.8cm" svg:height="0.962cm" svg:x="0.2cm" svg:y="0.6cm">
          <draw:text-box>
            <text:p>Menu bar</text:p>
          </draw:text-box>
        </draw:frame>
        <draw:line draw:style-name="gr3" draw:text-style-name="P1" draw:layer="layout" svg:x1="3.3cm" svg:y1="1.1cm" svg:x2="4.4cm" svg:y2="1.1cm">
          <text:p/>
        </draw:line>
        <draw:frame draw:style-name="gr2" draw:layer="layout" svg:width="3.8cm" svg:height="0.962cm" svg:x="0cm" svg:y="5.438cm">
          <draw:text-box>
            <text:p>Video area</text:p>
          </draw:text-box>
        </draw:frame>
        <draw:line draw:style-name="gr3" draw:text-style-name="P1" draw:layer="layout" svg:x1="3.4cm" svg:y1="6cm" svg:x2="4.5cm" svg:y2="6cm">
          <text:p/>
        </draw:line>
        <draw:frame draw:style-name="gr2" draw:layer="layout" svg:width="3.8cm" svg:height="1.673cm" svg:x="0.051cm" svg:y="10.127cm">
          <draw:text-box>
            <text:p>Framerate</text:p>
            <text:p>detection</text:p>
          </draw:text-box>
        </draw:frame>
        <draw:line draw:style-name="gr3" draw:text-style-name="P1" draw:layer="layout" svg:x1="3.4cm" svg:y1="11.1cm" svg:x2="4.5cm" svg:y2="11.1cm">
          <text:p/>
        </draw:line>
        <draw:line draw:style-name="gr3" draw:text-style-name="P1" draw:layer="layout" svg:x1="3.9cm" svg:y1="13.3cm" svg:x2="4.5cm" svg:y2="13.3cm">
          <text:p/>
        </draw:line>
        <draw:frame draw:style-name="gr2" draw:layer="layout" svg:width="4.13cm" svg:height="1.673cm" svg:x="0.07cm" svg:y="12.527cm">
          <draw:text-box>
            <text:p>Video height</text:p>
            <text:p>detection</text:p>
          </draw:text-box>
        </draw:frame>
        <draw:frame draw:style-name="gr2" draw:layer="layout" svg:width="5.4cm" svg:height="0.962cm" svg:x="24.2cm" svg:y="1.4cm">
          <draw:text-box>
            <text:p>Start / stop</text:p>
          </draw:text-box>
        </draw:frame>
        <draw:line draw:style-name="gr3" draw:text-style-name="P1" draw:layer="layout" svg:x1="24.2cm" svg:y1="1.9cm" svg:x2="22.9cm" svg:y2="1.9cm">
          <text:p/>
        </draw:line>
        <draw:frame draw:style-name="gr4" draw:layer="layout" svg:width="5.4cm" svg:height="2.562cm" svg:x="24.1cm" svg:y="3.2cm">
          <draw:text-box>
            <text:p>Video parameters selection</text:p>
          </draw:text-box>
        </draw:frame>
        <draw:line draw:style-name="gr3" draw:text-style-name="P1" draw:layer="layout" svg:x1="24.1cm" svg:y1="4.4cm" svg:x2="22.8cm" svg:y2="4.4cm">
          <text:p/>
        </draw:line>
        <draw:line draw:style-name="gr3" draw:text-style-name="P1" draw:layer="layout" svg:x1="24.2cm" svg:y1="6.7cm" svg:x2="22.9cm" svg:y2="6.7cm">
          <text:p/>
        </draw:line>
        <draw:frame draw:style-name="gr5" draw:layer="layout" svg:width="5.4cm" svg:height="1.2cm" svg:x="24cm" svg:y="6.2cm">
          <draw:text-box>
            <text:p>Image panning</text:p>
          </draw:text-box>
        </draw:frame>
        <draw:frame draw:style-name="gr5" draw:layer="layout" svg:width="5.4cm" svg:height="1.2cm" svg:x="24cm" svg:y="8.5cm">
          <draw:text-box>
            <text:p>Device controls</text:p>
          </draw:text-box>
        </draw:frame>
        <draw:line draw:style-name="gr3" draw:text-style-name="P1" draw:layer="layout" svg:x1="24.044cm" svg:y1="9.026cm" svg:x2="22.744cm" svg:y2="9.026cm">
          <text:p/>
        </draw:line>
        <draw:frame draw:style-name="gr5" draw:layer="layout" svg:width="5.4cm" svg:height="1.2cm" svg:x="24cm" svg:y="7.7cm">
          <draw:text-box>
            <text:p>Frame averaging</text:p>
          </draw:text-box>
        </draw:frame>
        <draw:line draw:style-name="gr3" draw:text-style-name="P1" draw:layer="layout" svg:x1="24.1cm" svg:y1="8.2cm" svg:x2="22.8cm" svg:y2="8.2cm">
          <text:p/>
        </draw:line>
        <draw:frame draw:style-name="gr5" draw:layer="layout" svg:width="5.4cm" svg:height="1.673cm" svg:x="23.9cm" svg:y="10.9cm">
          <draw:text-box>
            <text:p>Autocorrelation controls</text:p>
          </draw:text-box>
        </draw:frame>
        <draw:line draw:style-name="gr3" draw:text-style-name="P1" draw:layer="layout" svg:x1="24.1cm" svg:y1="11.4cm" svg:x2="22.8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Marinov</meta:initial-creator>
    <meta:creation-date>2014-06-06T23:59:43</meta:creation-date>
    <dc:date>2014-06-07T00:16:24</dc:date>
    <dc:creator>Martin Marinov</dc:creator>
    <meta:editing-duration>P0D</meta:editing-duration>
    <meta:editing-cycles>2</meta:editing-cycles>
    <meta:generator>LibreOffice/3.5$Linux_X86_64 LibreOffice_project/350m1$Build-2</meta:generator>
    <meta:document-statistic meta:object-count="21"/>
  </office:meta>
</office:document-meta>
</file>